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stroke="solid"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draw:stroke="solid" fo:min-height="5.559cm"/>
    </style:style>
    <style:style style:name="pr7" style:family="presentation" style:parent-style-name="Default-title">
      <style:graphic-properties draw:auto-grow-height="true" fo:min-height="3.5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Slide deck 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pAndLegend" draw:style-name="dp1" draw:master-page-name="Default" presentation:presentation-page-layout-name="AL2T12">
        <draw:frame presentation:style-name="pr3" draw:layer="layout" svg:width="25.199cm" svg:height="3.506cm" svg:x="1.4cm" svg:y="0.837cm" presentation:class="title">
          <draw:text-box>
            <text:p>Free Static Title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${MAP}$</text:p>
              </text:list-header>
            </text:list>
          </draw:text-box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header>
                <text:p>Free static text</text:p>
              </text:list-header>
            </text:list>
          </draw:text-box>
        </draw:frame>
        <draw:frame presentation:style-name="pr6" draw:layer="layout" svg:width="12.297cm" svg:height="5.809cm" svg:x="14.313cm" svg:y="11.276cm" presentation:class="outline" presentation:user-transformed="true">
          <draw:text-box>
            <text:list text:style-name="L2">
              <text:list-header>
                <text:p>${LEGEND}$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p" draw:style-name="dp1" draw:master-page-name="Default" presentation:presentation-page-layout-name="AL2T12">
        <draw:frame presentation:style-name="pr7" draw:layer="layout" svg:width="25.199cm" svg:height="3.506cm" svg:x="1.4cm" svg:y="0.837cm" presentation:class="title">
          <draw:text-box>
            <text:p>Free Static Title</text:p>
          </draw:text-box>
        </draw:frame>
        <draw:frame presentation:style-name="pr4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>${MAP}$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ie Jones</meta:initial-creator>
    <meta:creation-date>2014-05-28T18:55:49.029060447</meta:creation-date>
    <dc:date>2014-05-29T21:51:44.461577522</dc:date>
    <dc:creator>Jamie Jones</dc:creator>
    <meta:editing-duration>PT17S</meta:editing-duration>
    <meta:editing-cycles>4</meta:editing-cycles>
    <meta:generator>LibreOffice/4.2.3.3$Linux_X86_64 LibreOffice_project/420m0$Build-3</meta:generator>
    <meta:document-statistic meta:object-count="34"/>
  </office:meta>
</office:document-meta>
</file>